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68a23" officeooo:paragraph-rsid="00068a23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40pt" officeooo:rsid="00068a23" officeooo:paragraph-rsid="00068a23" style:font-size-asian="40pt" style:font-size-complex="40pt"/>
    </style:style>
    <style:style style:name="P3" style:family="paragraph" style:parent-style-name="Standard">
      <style:text-properties fo:font-size="20pt" officeooo:rsid="00068a23" officeooo:paragraph-rsid="00068a23" style:font-size-asian="17.5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officeooo:rsid="00095bf5" officeooo:paragraph-rsid="00095bf5" style:font-size-asian="17.5pt" style:font-size-complex="20pt"/>
    </style:style>
    <style:style style:name="T1" style:family="text">
      <style:text-properties officeooo:rsid="00080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child, _______________, would like to leave upon the conclusion of <text:span text:style-name="T1">t</text:span>esting on _______________________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>______________</text:p>
      <text:p text:style-name="P3">Signed, <text:span text:style-name="T1">p</text:span>arent</text:p>
      <text:p text:style-name="P4">Form S-ST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3:27:02.038969689</meta:creation-date>
    <meta:print-date>2024-10-22T03:42:46.455165330</meta:print-date>
    <dc:date>2024-10-22T04:49:02.719066357</dc:date>
    <meta:editing-duration>PT59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9" meta:character-count="143" meta:non-whitespace-character-count="128"/>
  </office:meta>
</office:document-meta>
</file>